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5cm" fo:min-width="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8cm"/>
    </style:style>
    <style:style style:name="gr3" style:family="graphic" style:parent-style-name="standard">
      <style:graphic-properties draw:stroke="none" svg:stroke-color="#000000" draw:fill="none" draw:fill-color="#ffffff" fo:min-height="4.4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3.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5cm" fo:min-width="8cm"/>
    </style:style>
    <style:style style:name="gr6" style:family="graphic" style:parent-style-name="standard">
      <style:graphic-properties draw:stroke="none" svg:stroke-color="#000000" draw:fill="none" draw:fill-color="#ffffff" fo:min-height="2.5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8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05cm" fo:min-width="8cm"/>
    </style:style>
    <style:style style:name="gr10" style:family="graphic" style:parent-style-name="standard">
      <style:graphic-properties draw:stroke="none" svg:stroke-color="#000000" draw:fill="none" draw:fill-color="#ffffff" fo:min-height="3.05cm"/>
    </style:style>
    <style:style style:name="gr11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7pt" style:font-size-asian="17pt" style:font-size-complex="1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5cm" svg:height="6.6cm" svg:x="0.7cm" svg:y="0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5cm" svg:height="1cm" svg:x="0.7cm" svg:y="0.5cm">
            <text:p text:style-name="P2">Edit Event Dialogue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9cm" svg:height="4.7cm" svg:x="1.4cm" svg:y="2.1cm">
            <draw:text-box>
              <text:p text:style-name="P3"><text:span text:style-name="T1">CourseID</text:span></text:p>
              <text:p text:style-name="P3"><text:span text:style-name="T1"/></text:p>
              <text:p text:style-name="P3"><text:span text:style-name="T1">Event ReferenceID</text:span></text:p>
              <text:p text:style-name="P3"><text:span text:style-name="T1"/></text:p>
              <text:p text:style-name="P3"><text:span text:style-name="T1">Date</text:span></text:p>
              <text:p text:style-name="P3"><text:span text:style-name="T1"/></text:p>
              <text:p text:style-name="P3"><text:span text:style-name="T1">Laps</text:span></text:p>
            </draw:text-box>
          </draw:frame>
          <draw:custom-shape draw:style-name="gr4" draw:text-style-name="P1" draw:layer="layout" svg:width="4.3cm" svg:height="0.8cm" svg:x="4.1cm" svg:y="2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4.1cm" svg:y="3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4.1cm" svg:y="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4.1cm" svg:y="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8.5cm" svg:height="4.7cm" svg:x="0.8cm" svg:y="7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5cm" svg:height="1cm" svg:x="0.8cm" svg:y="7.7cm">
            <text:p text:style-name="P2">Edit Course Dialogue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2.9cm" svg:height="2.8cm" svg:x="1.5cm" svg:y="9.3cm">
            <draw:text-box>
              <text:p text:style-name="P3"><text:span text:style-name="T1">Course Code</text:span></text:p>
              <text:p text:style-name="P3"><text:span text:style-name="T1"/></text:p>
              <text:p text:style-name="P3"><text:span text:style-name="T1">Course Distance</text:span></text:p>
            </draw:text-box>
          </draw:frame>
          <draw:custom-shape draw:style-name="gr4" draw:text-style-name="P1" draw:layer="layout" svg:width="4.3cm" svg:height="0.8cm" svg:x="4.2cm" svg:y="9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4.228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8.5cm" svg:height="3.4cm" svg:x="0.8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8.5cm" svg:height="1cm" svg:x="0.8cm" svg:y="13cm">
            <text:p text:style-name="P2"><text:span text:style-name="T2">Edit Event Reference Dialog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2.9cm" svg:height="1.6cm" svg:x="1.5cm" svg:y="14.6cm">
            <draw:text-box>
              <text:p text:style-name="P3"><text:span text:style-name="T1">Event Type ID</text:span></text:p>
            </draw:text-box>
          </draw:frame>
          <draw:custom-shape draw:style-name="gr4" draw:text-style-name="P1" draw:layer="layout" svg:width="4.3cm" svg:height="0.8cm" svg:x="4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" draw:layer="layout" svg:width="8.5cm" svg:height="3.4cm" svg:x="0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5cm" svg:height="1cm" svg:x="0.8cm" svg:y="16.8cm">
            <text:p text:style-name="P2">Edit Event Type Dialogue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2.9cm" svg:height="1.6cm" svg:x="1.5cm" svg:y="18.4cm">
            <draw:text-box>
              <text:p text:style-name="P3"><text:span text:style-name="T1">Event Type</text:span></text:p>
            </draw:text-box>
          </draw:frame>
          <draw:custom-shape draw:style-name="gr4" draw:text-style-name="P1" draw:layer="layout" svg:width="4.3cm" svg:height="0.8cm" svg:x="4.2cm" svg:y="1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8.5cm" svg:height="4.7cm" svg:x="0.8cm" svg:y="20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5cm" svg:height="1cm" svg:x="0.8cm" svg:y="20.9cm">
            <text:p text:style-name="P2">Edit Rider Dialogue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2.9cm" svg:height="2.8cm" svg:x="1.5cm" svg:y="22.5cm">
            <draw:text-box>
              <text:p text:style-name="P3"><text:span text:style-name="T1">Forename</text:span></text:p>
              <text:p text:style-name="P3"><text:span text:style-name="T1"/></text:p>
              <text:p text:style-name="P3"><text:span text:style-name="T1"/></text:p>
              <text:p text:style-name="P3"><text:span text:style-name="T1">Surname</text:span></text:p>
            </draw:text-box>
          </draw:frame>
          <draw:custom-shape draw:style-name="gr4" draw:text-style-name="P1" draw:layer="layout" svg:width="4.3cm" svg:height="0.8cm" svg:x="4.2cm" svg:y="2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4.228cm" svg:y="23.9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8.5cm" svg:height="6.6cm" svg:x="10.2cm" svg:y="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5cm" svg:height="1cm" svg:x="10.2cm" svg:y="0.4cm">
            <text:p text:style-name="P2">Edit Club Reference Dialogue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9cm" svg:height="4.7cm" svg:x="10.9cm" svg:y="2cm">
            <draw:text-box>
              <text:p text:style-name="P3"><text:span text:style-name="T1">RiderID</text:span></text:p>
              <text:p text:style-name="P3"><text:span text:style-name="T1"/></text:p>
              <text:p text:style-name="P3"><text:span text:style-name="T1">ClubID</text:span></text:p>
              <text:p text:style-name="P3"><text:span text:style-name="T1"/></text:p>
              <text:p text:style-name="P3"><text:span text:style-name="T1">Date Joined</text:span></text:p>
              <text:p text:style-name="P3"><text:span text:style-name="T1"/></text:p>
              <text:p text:style-name="P3"><text:span text:style-name="T1">Date Left</text:span></text:p>
            </draw:text-box>
          </draw:frame>
          <draw:custom-shape draw:style-name="gr4" draw:text-style-name="P1" draw:layer="layout" svg:width="4.3cm" svg:height="0.8cm" svg:x="13.6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6cm" svg:y="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6cm" svg:y="3.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6cm" svg:y="4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8.5cm" svg:height="3.4cm" svg:x="10.2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5cm" svg:height="1cm" svg:x="10.2cm" svg:y="7.5cm">
            <text:p text:style-name="P2">Edit Club Dialogue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2.9cm" svg:height="1.6cm" svg:x="10.9cm" svg:y="9.1cm">
            <draw:text-box>
              <text:p text:style-name="P3"><text:span text:style-name="T1">Club</text:span></text:p>
            </draw:text-box>
          </draw:frame>
          <draw:custom-shape draw:style-name="gr4" draw:text-style-name="P1" draw:layer="layout" svg:width="4.3cm" svg:height="0.8cm" svg:x="13.6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8.5cm" svg:height="6.6cm" svg:x="10.2cm" svg:y="1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5cm" svg:height="1cm" svg:x="10.2cm" svg:y="11.5cm">
            <text:p text:style-name="P2">Edit Record Dialogue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9cm" svg:height="4.7cm" svg:x="10.9cm" svg:y="13.1cm">
            <draw:text-box>
              <text:p text:style-name="P3"><text:span text:style-name="T1">EventID</text:span></text:p>
              <text:p text:style-name="P3"><text:span text:style-name="T1"/></text:p>
              <text:p text:style-name="P3"><text:span text:style-name="T1">Ride Time</text:span></text:p>
              <text:p text:style-name="P3"><text:span text:style-name="T1"/></text:p>
              <text:p text:style-name="P3"><text:span text:style-name="T1">Age</text:span></text:p>
              <text:p text:style-name="P3"><text:span text:style-name="T1"/></text:p>
              <text:p text:style-name="P3"><text:span text:style-name="T1">Handicap Mod</text:span></text:p>
            </draw:text-box>
          </draw:frame>
          <draw:custom-shape draw:style-name="gr4" draw:text-style-name="P1" draw:layer="layout" svg:width="4.3cm" svg:height="0.8cm" svg:x="13.6cm" svg:y="13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6cm" svg:y="14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6cm" svg:y="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6cm" svg:y="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8.5cm" svg:height="5.3cm" svg:x="10cm" svg:y="1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5cm" svg:height="1cm" svg:x="10cm" svg:y="18.8cm">
            <text:p text:style-name="P2">Edit Event Points Dialogu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2.9cm" svg:height="3.3cm" svg:x="10.7cm" svg:y="20.4cm">
            <draw:text-box>
              <text:p text:style-name="P3"><text:span text:style-name="T1">RecordID</text:span></text:p>
              <text:p text:style-name="P3"><text:span text:style-name="T1"/></text:p>
              <text:p text:style-name="P3"><text:span text:style-name="T1">Event Points Type</text:span></text:p>
              <text:p text:style-name="P3"><text:span text:style-name="T1"/></text:p>
              <text:p text:style-name="P3"><text:span text:style-name="T1">Event Points</text:span></text:p>
            </draw:text-box>
          </draw:frame>
          <draw:custom-shape draw:style-name="gr4" draw:text-style-name="P1" draw:layer="layout" svg:width="4.3cm" svg:height="0.8cm" svg:x="13.4cm" svg:y="20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4cm" svg:y="2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cm" svg:height="0.8cm" svg:x="13.4cm" svg:y="22.7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6.5cm" svg:height="3.095cm" svg:x="10.9cm" svg:y="25.2cm">
          <draw:text-box>
            <text:p>The dialogue boxes will be automatically filled with the data from the record. 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0:23:31.450000000</meta:creation-date>
    <dc:date>2015-01-13T11:05:46.476000000</dc:date>
    <meta:editing-duration>PT11M13S</meta:editing-duration>
    <meta:editing-cycles>3</meta:editing-cycles>
    <meta:generator>LibreOffice/4.3.2.2$Windows_x86 LibreOffice_project/edfb5295ba211bd31ad47d0bad0118690f76407d</meta:generator>
    <meta:document-statistic meta:object-count="59"/>
  </office:meta>
</office:document-meta>
</file>